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1cm" fo:min-width="6.78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972cm" fo:min-width="2.72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94cm" fo:min-width="0.944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style:text-properties fo:color="#000000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3" style:family="paragraph">
      <style:text-properties fo:color="#c9211e" fo:font-size="20pt" style:font-size-asian="20pt" style:font-size-complex="20pt"/>
    </style:style>
    <style:style style:name="P14" style:family="paragraph">
      <loext:graphic-properties draw:fill="none" draw:fill-color="#ffffff"/>
      <style:text-properties fo:color="#c9211e" fo:font-size="20pt" style:font-size-asian="20pt" style:font-size-complex="20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19" style:family="paragraph">
      <style:text-properties fo:color="#c9211e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2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c9211e"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921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66cm" svg:height="2.54cm" svg:x="2.54cm" svg:y="2.54cm">
          <text:p text:style-name="P1">ARTICLE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6cm" svg:height="0.962cm" svg:x="13.206cm" svg:y="0.816cm">
          <draw:text-box>
            <text:p>API</text:p>
          </draw:text-box>
        </draw:frame>
        <draw:custom-shape draw:style-name="gr1" draw:text-style-name="P2" draw:layer="layout" svg:width="7.366cm" svg:height="2.54cm" svg:x="10.668cm" svg:y="2.54cm">
          <text:p text:style-name="P1">CATEGORI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2.54cm" svg:x="18.796cm" svg:y="2.54cm">
          <text:p text:style-name="P1">USER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18cm" svg:y1="6.897cm" svg:x2="4.318cm" svg:y2="5.08cm">
          <text:p/>
        </draw:line>
        <draw:line draw:style-name="gr3" draw:text-style-name="P4" draw:layer="layout" svg:x1="8.382cm" svg:y1="6.904cm" svg:x2="8.382cm" svg:y2="5.087cm">
          <text:p/>
        </draw:line>
        <draw:custom-shape draw:style-name="gr4" draw:text-style-name="P6" draw:layer="layout" svg:width="3.302cm" svg:height="3.302cm" svg:x="2.54cm" svg:y="6.904cm">
          <text:p text:style-name="P5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02cm" svg:height="3.302cm" svg:x="6.604cm" svg:y="6.904cm">
          <text:p text:style-name="P5"><text:span text:style-name="T1">/:ID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.954cm" svg:height="1.038cm" svg:x="3.308cm" svg:y="10.414cm">
          <draw:text-box>
            <text:p text:style-name="P7"><text:span text:style-name="T2">G</text:span><text:span text:style-name="T2">ET</text:span></text:p>
          </draw:text-box>
        </draw:frame>
        <draw:custom-shape draw:style-name="gr4" draw:text-style-name="P6" draw:layer="layout" svg:width="3.302cm" svg:height="3.302cm" svg:x="10.668cm" svg:y="6.858cm">
          <text:p text:style-name="P5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02cm" svg:height="3.302cm" svg:x="14.732cm" svg:y="6.858cm">
          <text:p text:style-name="P5"><text:span text:style-name="T1">/:I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46cm" svg:y1="6.897cm" svg:x2="12.446cm" svg:y2="5.08cm">
          <text:p/>
        </draw:line>
        <draw:line draw:style-name="gr3" draw:text-style-name="P4" draw:layer="layout" svg:x1="16.41cm" svg:y1="6.858cm" svg:x2="16.41cm" svg:y2="5.041cm">
          <text:p/>
        </draw:line>
        <draw:custom-shape draw:style-name="gr5" draw:text-style-name="P10" draw:layer="layout" svg:width="1.524cm" svg:height="1.524cm" svg:x="18.796cm" svg:y="6.858cm">
          <text:p text:style-name="P9"><text:span text:style-name="T3">/</text:span><text:span text:style-name="T3">SIGN</text:span><text:span text:style-name="T3">-I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574cm" svg:y1="6.897cm" svg:x2="19.574cm" svg:y2="5.08cm">
          <text:p/>
        </draw:line>
        <draw:frame draw:style-name="gr6" draw:text-style-name="P12" draw:layer="layout" svg:width="1.658cm" svg:height="0.725cm" svg:x="20.504cm" svg:y="8.592cm">
          <draw:text-box>
            <text:p text:style-name="P11"><text:span text:style-name="T4">POST</text:span></text:p>
          </draw:text-box>
        </draw:frame>
        <draw:frame draw:style-name="gr2" draw:text-style-name="P14" draw:layer="layout" svg:width="2.424cm" svg:height="1.038cm" svg:x="3.214cm" svg:y="11.386cm">
          <draw:text-box>
            <text:p text:style-name="P13"><text:span text:style-name="T5">PO</text:span><text:span text:style-name="T5">ST</text:span></text:p>
          </draw:text-box>
        </draw:frame>
        <draw:line draw:style-name="gr3" draw:text-style-name="P4" draw:layer="layout" svg:x1="21.398cm" svg:y1="6.897cm" svg:x2="21.398cm" svg:y2="5.08cm">
          <text:p/>
        </draw:line>
        <draw:custom-shape draw:style-name="gr5" draw:text-style-name="P10" draw:layer="layout" svg:width="1.524cm" svg:height="1.524cm" svg:x="20.574cm" svg:y="6.897cm">
          <text:p text:style-name="P9"><text:span text:style-name="T3">/SIGN-UP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24cm" svg:height="1.524cm" svg:x="22.814cm" svg:y="6.858cm">
          <text:p text:style-name="P15"><text:span text:style-name="T6">/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.524cm" svg:height="1.524cm" svg:x="24.592cm" svg:y="6.858cm">
          <text:p text:style-name="P17"><text:span text:style-name="T7">/:</text:span><text:span text:style-name="T7">I</text:span><text:span text:style-name="T7">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3.622cm" svg:y1="6.858cm" svg:x2="23.622cm" svg:y2="5.041cm">
          <text:p/>
        </draw:line>
        <draw:line draw:style-name="gr3" draw:text-style-name="P4" draw:layer="layout" svg:x1="25.4cm" svg:y1="6.858cm" svg:x2="25.4cm" svg:y2="5.041cm">
          <text:p/>
        </draw:line>
        <draw:frame draw:style-name="gr6" draw:text-style-name="P12" draw:layer="layout" svg:width="1.658cm" svg:height="0.725cm" svg:x="18.862cm" svg:y="8.519cm">
          <draw:text-box>
            <text:p text:style-name="P11"><text:span text:style-name="T4">GET</text:span></text:p>
          </draw:text-box>
        </draw:frame>
        <draw:frame draw:style-name="gr6" draw:text-style-name="P20" draw:layer="layout" svg:width="1.658cm" svg:height="0.725cm" svg:x="22.86cm" svg:y="8.573cm">
          <draw:text-box>
            <text:p text:style-name="P19"><text:span text:style-name="T8">POST</text:span></text:p>
          </draw:text-box>
        </draw:frame>
        <draw:frame draw:style-name="gr6" draw:text-style-name="P20" draw:layer="layout" svg:width="1.658cm" svg:height="0.725cm" svg:x="22.96cm" svg:y="9.098cm">
          <draw:text-box>
            <text:p text:style-name="P19"><text:span text:style-name="T8">GET</text:span></text:p>
          </draw:text-box>
        </draw:frame>
        <draw:frame draw:style-name="gr6" draw:text-style-name="P20" draw:layer="layout" svg:width="1.658cm" svg:height="0.725cm" svg:x="24.704cm" svg:y="8.636cm">
          <draw:text-box>
            <text:p text:style-name="P19"><text:span text:style-name="T8">PUT</text:span></text:p>
          </draw:text-box>
        </draw:frame>
        <draw:frame draw:style-name="gr6" draw:text-style-name="P20" draw:layer="layout" svg:width="2.212cm" svg:height="0.725cm" svg:x="24.304cm" svg:y="9.098cm">
          <draw:text-box>
            <text:p text:style-name="P19"><text:span text:style-name="T8">DELETE</text:span></text:p>
          </draw:text-box>
        </draw:frame>
        <draw:frame draw:style-name="gr2" draw:text-style-name="P8" draw:layer="layout" svg:width="1.954cm" svg:height="1.038cm" svg:x="7.308cm" svg:y="10.414cm">
          <draw:text-box>
            <text:p text:style-name="P7"><text:span text:style-name="T2">G</text:span><text:span text:style-name="T2">E</text:span><text:span text:style-name="T2">T</text:span></text:p>
          </draw:text-box>
        </draw:frame>
        <draw:frame draw:style-name="gr2" draw:text-style-name="P14" draw:layer="layout" svg:width="1.916cm" svg:height="1.038cm" svg:x="7.308cm" svg:y="11.314cm">
          <draw:text-box>
            <text:p text:style-name="P13"><text:span text:style-name="T5">P</text:span><text:span text:style-name="T5">U</text:span><text:span text:style-name="T5">T</text:span></text:p>
          </draw:text-box>
        </draw:frame>
        <draw:frame draw:style-name="gr2" draw:text-style-name="P14" draw:layer="layout" svg:width="3.249cm" svg:height="1.038cm" svg:x="6.808cm" svg:y="12.214cm">
          <draw:text-box>
            <text:p text:style-name="P13"><text:span text:style-name="T5">D</text:span><text:span text:style-name="T5">EL</text:span><text:span text:style-name="T5">ET</text:span><text:span text:style-name="T5">E</text:span></text:p>
          </draw:text-box>
        </draw:frame>
        <draw:frame draw:style-name="gr2" draw:text-style-name="P8" draw:layer="layout" svg:width="1.954cm" svg:height="1.038cm" svg:x="11.408cm" svg:y="10.414cm">
          <draw:text-box>
            <text:p text:style-name="P7"><text:span text:style-name="T2">GE</text:span><text:span text:style-name="T2">T</text:span></text:p>
          </draw:text-box>
        </draw:frame>
        <draw:frame draw:style-name="gr2" draw:text-style-name="P14" draw:layer="layout" svg:width="2.424cm" svg:height="1.038cm" svg:x="11.314cm" svg:y="11.386cm">
          <draw:text-box>
            <text:p text:style-name="P13"><text:span text:style-name="T5">PO</text:span><text:span text:style-name="T5">ST</text:span></text:p>
          </draw:text-box>
        </draw:frame>
        <draw:frame draw:style-name="gr2" draw:text-style-name="P8" draw:layer="layout" svg:width="1.954cm" svg:height="1.038cm" svg:x="15.409cm" svg:y="10.414cm">
          <draw:text-box>
            <text:p text:style-name="P7"><text:span text:style-name="T2">G</text:span><text:span text:style-name="T2">E</text:span><text:span text:style-name="T2">T</text:span></text:p>
          </draw:text-box>
        </draw:frame>
        <draw:frame draw:style-name="gr2" draw:text-style-name="P14" draw:layer="layout" svg:width="1.916cm" svg:height="1.038cm" svg:x="15.409cm" svg:y="11.314cm">
          <draw:text-box>
            <text:p text:style-name="P13"><text:span text:style-name="T5">PUT</text:span></text:p>
          </draw:text-box>
        </draw:frame>
        <draw:frame draw:style-name="gr2" draw:text-style-name="P14" draw:layer="layout" svg:width="3.249cm" svg:height="1.038cm" svg:x="14.909cm" svg:y="12.214cm">
          <draw:text-box>
            <text:p text:style-name="P13"><text:span text:style-name="T5">DELET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6:34:41.062048700</meta:creation-date>
    <dc:date>2020-09-05T17:17:10.957236683</dc:date>
    <meta:editing-duration>PT4M36S</meta:editing-duration>
    <meta:editing-cycles>1</meta:editing-cycles>
    <meta:document-statistic meta:object-count="59"/>
    <meta:generator>LibreOffice/6.4.5.2$Linux_X86_64 LibreOffice_project/40$Build-2</meta:generator>
  </office:meta>
</office:document-meta>
</file>